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Default" office:value-type="string" calcext:value-type="string">
            <text:p>-4201.41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 style:data-style-name="N2" text:time-value="11:13:21.9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5T11:16:48.587000000</dc:date>
    <meta:editing-duration>P7DT3H59M34S</meta:editing-duration>
    <meta:editing-cycles>3067</meta:editing-cycles>
    <meta:document-statistic meta:table-count="6" meta:cell-count="8549" meta:object-count="0"/>
    <meta:user-defined meta:name="qrichtext">1</meta:user-defined>
  </office:meta>
</office:document-meta>
</file>